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2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ost in GP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SM-Low</text:p>
          </table:table-cell>
          <table:table-cell table:style-name="ce1" office:value-type="string">
            <text:p>SM-high</text:p>
          </table:table-cell>
          <table:table-cell table:style-name="ce1" office:value-type="string">
            <text:p>Lg-Low</text:p>
          </table:table-cell>
          <table:table-cell table:style-name="ce1" office:value-type="string">
            <text:p>Lg-High</text:p>
          </table:table-cell>
          <table:table-cell table:style-name="ce1" office:value-type="string">
            <text:p>Length in Ft.</text:p>
          </table:table-cell>
          <table:table-cell table:style-name="ce1" office:value-type="string">
            <text:p>Space Required</text:p>
          </table:table-cell>
          <table:table-cell table:style-name="ce1" office:value-type="string">
            <text:p>Speed Factor</text:p>
          </table:table-cell>
          <table:table-cell table:style-name="ce1" office:value-type="string">
            <text:p>AC 2</text:p>
          </table:table-cell>
          <table:table-cell table:style-name="ce1" office:value-type="string">
            <text:p>AC 3</text:p>
          </table:table-cell>
          <table:table-cell table:style-name="ce1" office:value-type="string">
            <text:p>AC 4</text:p>
          </table:table-cell>
          <table:table-cell table:style-name="ce1" office:value-type="string">
            <text:p>AC 5</text:p>
          </table:table-cell>
          <table:table-cell table:style-name="ce1" office:value-type="string">
            <text:p>AC 6</text:p>
          </table:table-cell>
          <table:table-cell table:style-name="ce1" office:value-type="string">
            <text:p>AC 7</text:p>
          </table:table-cell>
          <table:table-cell table:style-name="ce1" office:value-type="string">
            <text:p>AC 8</text:p>
          </table:table-cell>
          <table:table-cell table:style-name="ce1" office:value-type="string">
            <text:p>AC 9</text:p>
          </table:table-cell>
          <table:table-cell table:style-name="ce1" office:value-type="string">
            <text:p>AC 10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xe, Battle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2">
          <table:table-cell office:value-type="string">
            <text:p>Bardiche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2">
          <table:table-cell office:value-type="string">
            <text:p>Bec de corbin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004"/>
        </table:table-row>
        <table:table-row table:style-name="ro2">
          <table:table-cell office:value-type="string">
            <text:p>Bill-Guisarme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Dagg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2">
          <table:table-cell office:value-type="string">
            <text:p>Fauchard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004"/>
        </table:table-row>
        <table:table-row table:style-name="ro2">
          <table:table-cell office:value-type="string">
            <text:p>Fauchard-fork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Flail, footman's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4"/>
        </table:table-row>
        <table:table-row table:style-name="ro1">
          <table:table-cell office:value-type="string">
            <text:p>Flail, horseman's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Fork, military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Glaive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string">
            <text:p>Glaive – Guisarm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string">
            <text:p>Guisarme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004"/>
        </table:table-row>
        <table:table-row table:style-name="ro2">
          <table:table-cell office:value-type="string">
            <text:p>Gusarm-Voulge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alberd</text:p>
          </table:table-cell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ammer, Lucern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ammer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Lance (light horse)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Lance (medium horse)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Lance (heavy horse)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ace, footman's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4"/>
        </table:table-row>
        <table:table-row table:style-name="ro1">
          <table:table-cell office:value-type="string">
            <text:p>Mace, horseman's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rning Star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string">
            <text:p>Partisan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Pick, Military, footman's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1004"/>
        </table:table-row>
        <table:table-row table:style-name="ro1">
          <table:table-cell office:value-type="string">
            <text:p>Pick, Military, horseman's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04"/>
        </table:table-row>
        <table:table-row table:style-name="ro1">
          <table:table-cell office:value-type="string">
            <text:p>Pike, Awl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1004"/>
        </table:table-row>
        <table:table-row table:style-name="ro2">
          <table:table-cell office:value-type="string">
            <text:p>Ranseur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cimitar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string">
            <text:p>Spear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number-columns-repeated="3"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string">
            <text:p>Spetum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string">
            <text:p>Sword, Bastar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word, Broad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string">
            <text:p>Sword, Long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string">
            <text:p>Sword, Short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string">
            <text:p>Sword, Two-handed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Trident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string">
            <text:p>Voulge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7/10/2019</text:date>, <text:time>16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-Lez Braden</meta:initial-creator>
    <meta:creation-date>2019-07-09T22:19:14</meta:creation-date>
    <meta:generator>OpenOffice/4.1.2$Unix OpenOffice.org_project/412m3$Build-9782</meta:generator>
    <dc:date>2019-07-10T15:51:29</dc:date>
    <dc:creator>Char-Lez Braden</dc:creator>
    <meta:editing-duration>PT16H14M51S</meta:editing-duration>
    <meta:editing-cycles>5</meta:editing-cycles>
    <meta:document-statistic meta:table-count="3" meta:cell-count="741" meta:object-count="0"/>
  </office:meta>
</office:document-meta>
</file>